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paragraph-rsid="0003f86e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text-properties style:font-name="Times New Roman" officeooo:paragraph-rsid="0003f86e"/>
    </style:style>
    <style:style style:name="T1" style:family="text">
      <style:text-properties officeooo:rsid="0003f86e"/>
    </style:style>
    <style:style style:name="T2" style:family="text">
      <style:text-properties style:font-name="Times New Roman"/>
    </style:style>
    <style:style style:name="T3" style:family="text">
      <style:text-properties style:font-name="Times New Roman" officeooo:rsid="0003f8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Qual das frases a seguir é a única tecnicamente CORRETA de se falar?</text:p>
      <text:p text:style-name="P2">A) “Eu programo em linguagem HTML”</text:p>
      <text:p text:style-name="P2">B) “Eu programo em linguagem CSS”</text:p>
      <text:p text:style-name="P2">C) “Eu programo em linguagem JavaScript”</text:p>
      <text:p text:style-name="P2">D) “Eu programo em linguagem VSCode”</text:p>
      <text:p text:style-name="P1"/>
      <text:p text:style-name="P2">2. A sigla HTML significa:</text:p>
      <text:p text:style-name="P2">A) Host Text Makeup Language</text:p>
      <text:p text:style-name="P2">B) HyperText Markup Language</text:p>
      <text:p text:style-name="P2">C) Hyper Tree Makeup Language</text:p>
      <text:p text:style-name="P2">D) Host Tree Markup Language</text:p>
      <text:p text:style-name="P2"/>
      <text:p text:style-name="P2">3. A sigla CSS significa:</text:p>
      <text:p text:style-name="P2">A) Cascading Style Sheets</text:p>
      <text:p text:style-name="P2">B) Cell Safety Science</text:p>
      <text:p text:style-name="P2">C) Characteristic Score Style</text:p>
      <text:p text:style-name="P2">D) Chief Scale Sheets</text:p>
      <text:p text:style-name="P2"/>
      <text:p text:style-name="P2">4. Correlacione a coluna da esquerda com a da direita, de acordo com o foco de cada uma das tecnologias:</text:p>
      <text:p text:style-name="P3"/>
      <text:p text:style-name="P1"><text:span text:style-name="T2">( 1 ) HTML<text:tab/><text:tab/><text:tab/>( ) interatividade </text:span></text:p>
      <text:p text:style-name="P3">( 2 ) CSS<text:tab/><text:tab/><text:tab/>( ) conteúdo</text:p>
      <text:p text:style-name="P3">( 3 ) JS <text:tab/><text:tab/><text:tab/>( ) estilo </text:p>
      <text:p text:style-name="P1"/>
      <text:p text:style-name="P3"><text:span text:style-name="T1">A) </text:span>1-2-3 </text:p>
      <text:p text:style-name="P3"><text:span text:style-name="T1">B) </text:span>3-2-1</text:p>
      <text:p text:style-name="P3"><text:span text:style-name="T1">C) </text:span>1-3-2</text:p>
      <text:p text:style-name="P3"><text:span text:style-name="T1">D) </text:span>3-1-2</text:p>
      <text:p text:style-name="P3"/>
      <text:p text:style-name="P3">5. Qual tag abaixo não tem fechamento?</text:p>
      <text:p text:style-name="P3"><text:span text:style-name="T1">A) &lt;</text:span>title&gt;</text:p>
      <text:p text:style-name="P3"><text:span text:style-name="T1">B) &lt;</text:span>meta&gt;</text:p>
      <text:p text:style-name="P3"><text:span text:style-name="T1">C) &lt;</text:span>strong&gt;</text:p>
      <text:p text:style-name="P3"><text:span text:style-name="T1">D) &lt;</text:span>head&gt;</text:p>
      <text:p text:style-name="P3"/>
      <text:p text:style-name="P3">6. Na tag , o href é um(a):</text:p>
      <text:p text:style-name="P3"><text:span text:style-name="T1">A) </text:span>conteúdo</text:p>
      <text:p text:style-name="P3"><text:span text:style-name="T1">B) </text:span>parâmetro</text:p>
      <text:p text:style-name="P3"><text:span text:style-name="T1">C) </text:span>característica</text:p>
      <text:p text:style-name="P3"><text:span text:style-name="T1">D) </text:span>valor</text:p>
      <text:p text:style-name="P3"/>
      <text:p text:style-name="P3">7. Todas as configurações visuais dos elementos HTML são realizadas pela linguagem CSS. Agrupamos todas as declarações CSS de um mesmo elemento dentro de um(a):</text:p>
      <text:p text:style-name="P3"><text:span text:style-name="T1">A) </text:span>seletor</text:p>
      <text:p text:style-name="P3"><text:span text:style-name="T1">B) </text:span>parâmetro</text:p>
      <text:p text:style-name="P3"><text:span text:style-name="T1">C) </text:span>valor</text:p>
      <text:p text:style-name="P3"><text:span text:style-name="T1">D) </text:span>selecionador</text:p>
      <text:p text:style-name="P3"/>
      <text:p text:style-name="P3">8. Para mudar a cor de um texto em CSS, configuramos qual propriedade?</text:p>
      <text:p text:style-name="P3"><text:span text:style-name="T1">A) </text:span>text</text:p>
      <text:p text:style-name="P3"><text:span text:style-name="T1">B) </text:span>text-color</text:p>
      <text:p text:style-name="P3"><text:soft-page-break/><text:span text:style-name="T1">C) </text:span>color</text:p>
      <text:p text:style-name="P3"><text:span text:style-name="T1">D) </text:span>font-color</text:p>
      <text:p text:style-name="P3"/>
      <text:p text:style-name="P3">9. Para indicar que um determinado documento HTML está escrito na versão mais recente da linguagem, devemos adicionar a seguinte instrução:</text:p>
      <text:p text:style-name="P3"><text:span text:style-name="T1">A) &lt;html lang=”version5”&gt;</text:span></text:p>
      <text:p text:style-name="P3"><text:span text:style-name="T1">B) &lt;</text:span>title&gt;HTML5&lt;/title&gt;</text:p>
      <text:p text:style-name="P3"><text:span text:style-name="T1">C) &lt;</text:span>meta name<text:span text:style-name="T1">=”</text:span>lang” type<text:span text:style-name="T1">=”</text:span>html5”&gt;</text:p>
      <text:p text:style-name="P3"><text:span text:style-name="T1">D) &lt;!</text:span>DOCTYPE html&gt;</text:p>
      <text:p text:style-name="P3"/>
      <text:p text:style-name="P3">10. Qual é a tag de um documento HTML adicionada pra manter a compatibilidade com os caracteres acentuados, muito comuns na língua Portuguesa?</text:p>
      <text:p text:style-name="P1"><text:span text:style-name="T3">A) &lt;</text:span><text:span text:style-name="T2">html lang</text:span><text:span text:style-name="T3">=”</text:span><text:span text:style-name="T2">pt-</text:span><text:span text:style-name="T3">br”&gt;</text:span></text:p>
      <text:p text:style-name="P3"><text:span text:style-name="T1">B) &lt;</text:span>meta charset<text:span text:style-name="T1">=”</text:span>UTF-<text:span text:style-name="T1">8”&gt;</text:span></text:p>
      <text:p text:style-name="P3"><text:span text:style-name="T1">C) &lt;</text:span>body lang<text:span text:style-name="T1">=”br”&gt;</text:span></text:p>
      <text:p text:style-name="P3"><text:span text:style-name="T1">D) &lt;</text:span>head charset<text:span text:style-name="T1">=”</text:span>UTF-<text:span text:style-name="T1">8”&gt;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8T20:38:45.106000000</meta:creation-date>
    <dc:date>2023-04-28T21:06:02.244000000</dc:date>
    <meta:editing-duration>PT27M17S</meta:editing-duration>
    <meta:editing-cycles>1</meta:editing-cycles>
    <meta:document-statistic meta:table-count="0" meta:image-count="0" meta:object-count="0" meta:page-count="2" meta:paragraph-count="53" meta:word-count="285" meta:character-count="1631" meta:non-whitespace-character-count="1389"/>
    <meta:generator>LibreOffice/7.4.6.2$Windows_X86_64 LibreOffice_project/5b1f5509c2decdade7fda905e3e1429a67acd63d</meta:generator>
  </office:meta>
</office:document-meta>
</file>